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paragraph-properties fo:text-align="start"/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2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3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4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5" style:parent-style-name="Standardnípísmoodstavce" style:family="text">
      <style:text-properties fo:font-weight="bold" style:font-weight-asian="bold"/>
    </style:style>
    <style:style style:name="P26" style:parent-style-name="Základnítext" style:family="paragraph">
      <style:text-properties fo:font-weight="bold" style:font-weight-asian="bold"/>
    </style:style>
    <style:style style:name="P27" style:parent-style-name="Základnítext" style:family="paragraph">
      <style:text-properties fo:font-weight="bold" style:font-weight-asian="bold"/>
    </style:style>
    <style:style style:name="P28" style:parent-style-name="Základnítext" style:family="paragraph">
      <style:text-properties fo:font-weight="bold" style:font-weight-asian="bold"/>
    </style:style>
    <style:style style:name="P29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0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1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2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3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4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5" style:parent-style-name="Základnítext" style:family="paragraph">
      <style:text-properties fo:font-weight="bold" style:font-weight-asian="bold"/>
    </style:style>
    <style:style style:name="P36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7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8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9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40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41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42" style:parent-style-name="Seznam" style:family="paragraph">
      <style:paragraph-properties fo:margin-left="0.3937in" fo:text-indent="-0.25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9/2021<text:bookmark-end text:name="Text14"/></text:p>
            <text:p text:style-name="Normální">KVOP-18104/2021<text:bookmark-end text:name="Text2"/></text:p>
            <text:p text:style-name="Normální"><text:bookmark-start text:name="Text6"/>28. 04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J<text:bookmark-end text:name="Text9"/>. M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<text:s/>informací<text:s/></text:h>
      <text:p text:style-name="P18">Vážený pane M.,</text:p>
      <text:p text:style-name="Základnítext">dne 22. dubna 2021 byla do Kanceláře veřejného ochránce práv (dále též „KVOP“) doručena Vaše žádost podle zákona č. 106/1999 Sb., o svobodném přístupu k informacím, ve znění pozdějších předpisů, kterou žádáte poskytnutí těchto informací za rok 2019:</text:p>
      <text:list text:style-name="LFO3_1" text:continue-numbering="true">
        <text:list-item>
          <text:p text:style-name="P19">Kolik podnětů s námitkou rasové či etnické diskriminace KVOP obdržela.</text:p>
        </text:list-item>
        <text:list-item>
          <text:p text:style-name="P20">V kolika podnětech z bodu 1 byla namítána diskriminace z důvodu romského původu.</text:p>
        </text:list-item>
        <text:list-item>
          <text:p text:style-name="P21">Rozdělení podnětů z bodu 2 podle oblastí (práce a zaměstnání, zboží a služby,<text:s/>zdravotní péče, bydlení, vzdělávání, jiné).</text:p>
        </text:list-item>
      </text:list>
      <text:p text:style-name="Základnítext">A dále žádáte o poskytnutí těchto informací za rok 2020:</text:p>
      <text:list text:style-name="LFO3_1" text:continue-numbering="true">
        <text:list-item>
          <text:p text:style-name="P22">Kolik podnětů s námitkou rasové či etnické diskriminace KVOP obdržela.</text:p>
        </text:list-item>
        <text:list-item>
          <text:p text:style-name="P23">V kolika podnětech z bodu 4 byla namítána diskriminace z důvodu romského původu.</text:p>
        </text:list-item>
        <text:list-item>
          <text:p text:style-name="P24">Rozdělení podnětů z bodu 5 podle oblastí (práce a zaměstnání, zboží a služby, zdravotní péče, bydlení, vzdělávání, jiné).</text:p>
        </text:list-item>
      </text:list>
      <text:p text:style-name="Základnítext">Ve smyslu zákona o svobodném přístupu k informacím, se<text:s/><text:span text:style-name="T25">poskytují tyto informace</text:span>:</text:p>
      <text:p text:style-name="P26">K bodu 1</text:p>
      <text:p text:style-name="Základnítext">V roce 2019 došlo do KVOP<text:s/><text:span text:style-name="Silné">51 podnětů</text:span><text:s/>s námitkou<text:s/>rasové či etnické diskriminace.</text:p>
      <text:p text:style-name="Základnítext">Výroční zpráva KVOP za rok 2019 uvádí počet<text:s/><text:span text:style-name="Silné">došlých</text:span><text:s/>podnětů s námitkou rasové či etnické diskriminace. Výroční zpráva o ochraně před diskriminací za rok 2019 uvádí počet<text:s/><text:span text:style-name="Silné">vyřízených</text:span><text:s/>podnětů s námitkou rasové či etnické diskriminace.</text:p>
      <text:p text:style-name="P27">K bodu 2</text:p>
      <text:p text:style-name="Základnítext">Z bodu 1 bylo<text:s/><text:span text:style-name="Silné">33 podnětů</text:span><text:s/>s námitkou diskriminace z důvodu romského původu.</text:p>
      <text:p text:style-name="P28">K bodu 3</text:p>
      <text:p text:style-name="Základnítext">Z bodu 2 bylo rozdělení podnětů do jednotlivých oblastí následující:</text:p>
      <text:soft-page-break/>
      <text:list text:style-name="LFO4" text:continue-numbering="true">
        <text:list-item>
          <text:p text:style-name="P29">práce a zaměstnání – 5 podnětů</text:p>
        </text:list-item>
        <text:list-item>
          <text:p text:style-name="P30">zboží a služby – 1 podnět</text:p>
        </text:list-item>
        <text:list-item>
          <text:p text:style-name="P31">zdravotní péče – 1 podnět</text:p>
        </text:list-item>
        <text:list-item>
          <text:p text:style-name="P32">bydlení – 20 podnětů</text:p>
        </text:list-item>
        <text:list-item>
          <text:p text:style-name="P33">vzdělávání – 2 podněty</text:p>
        </text:list-item>
        <text:list-item>
          <text:p text:style-name="P34">jiné – 4 podněty</text:p>
        </text:list-item>
      </text:list>
      <text:p text:style-name="P35">K bodu 4</text:p>
      <text:p text:style-name="Základnítext">V roce 2020 došlo do KVOP<text:s/><text:span text:style-name="Silné">31 podnětů</text:span><text:s/>s námitkou rasové či etnické diskriminace.</text:p>
      <text:h text:style-name="Nadpis2" text:outline-level="2">K bodu 5</text:h>
      <text:p text:style-name="Základnítext">Z bodu 4 bylo<text:s/><text:span text:style-name="Silné">18 podnětů</text:span><text:s/>s námitkou diskriminace z důvodu romského původu.</text:p>
      <text:h text:style-name="Nadpis2" text:outline-level="2">K bodu 6</text:h>
      <text:p text:style-name="Základnítext">Z bodu 5 bylo<text:s/>rozdělení podnětů do jednotlivých oblastí následující:</text:p>
      <text:list text:style-name="LFO4" text:continue-numbering="true">
        <text:list-item>
          <text:p text:style-name="P36">práce a zaměstnání – 3 podněty</text:p>
        </text:list-item>
        <text:list-item>
          <text:p text:style-name="P37">zboží a služby – 1 podnět</text:p>
        </text:list-item>
        <text:list-item>
          <text:p text:style-name="P38">zdravotní péče – 0 podnětů</text:p>
        </text:list-item>
        <text:list-item>
          <text:p text:style-name="P39">bydlení – 4 podněty</text:p>
        </text:list-item>
        <text:list-item>
          <text:p text:style-name="P40">vzdělávání – 2 podněty</text:p>
        </text:list-item>
        <text:list-item>
          <text:p text:style-name="P41">jiné – 8 podnětů</text:p>
        </text:list-item>
      </text:list>
      <text:p text:style-name="P42"/>
      <text:p text:style-name="Základnítext">S pozdravem</text:p>
      <text:p text:style-name="Základnítext"/>
      <text:p text:style-name="podpis">JUDr. Pavel Pořízek, Ph.D. v. r.</text:p>
      <text:p text:style-name="podpis">vedoucí<text:s/>Kanceláře veřejného ochránce práv</text:p>
      <text:p text:style-name="podpis">(podepsáno elektronicky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C7KR*</text:span></text:p>
        <text:p text:style-name="P12"><text:span text:style-name="T13">KVOPX00BC7KR</text:span>KVOPX00BC7KR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6-16T08:50:00Z</meta:creation-date>
    <dc:date>2021-06-16T08:54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4" meta:word-count="325" meta:character-count="2241" meta:row-count="16" meta:non-whitespace-character-count="1920"/>
  </office:meta>
</office:document-meta>
</file>